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ServiceMixDirsMojo.isDeployed( JbiDeployableArtifact jbiDeploy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ServiceMixDirsMojo.stopDependency( JbiDeployableArtifact jbiDeploy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keServiceMixDirsMojo.startDependency( JbiProjectDeployerMojo . JbiDeployableArtifact jbiDeploy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keServiceMixDirsMojo.deployDependency( JbiDeployableArtifact jbiDeployable , boolean doDeferExce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keServiceMixDirsMojo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